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order-bottom="0.74pt solid #000000" fo:background-color="#e8f2a1" fo:border-left="0.74pt solid #000000" fo:border-right="none" fo:border-top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f6f9d4" fo:border="0.74pt solid #000000"/>
    </style:style>
    <style:style style:name="ce9" style:family="table-cell" style:parent-style-name="Default">
      <style:table-cell-properties fo:border-bottom="0.74pt solid #000000" fo:background-color="#dee6ef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fo:background-color="#e8f2a1" fo:border-left="none" fo:border-right="none" fo:border-top="0.74pt solid #000000"/>
    </style:style>
    <style:style style:name="ce11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order-bottom="0.74pt solid #000000" fo:background-color="#dee6ef" fo:border-left="none" fo:border-right="none" fo:border-top="0.74pt solid #000000"/>
    </style:style>
    <style:style style:name="ce4" style:family="table-cell" style:parent-style-name="Default">
      <style:table-cell-properties fo:border-bottom="0.74pt solid #000000" fo:background-color="#e8f2a1" fo:border-left="none" fo:border-right="0.74pt solid #000000" fo:border-top="0.74pt solid #000000"/>
    </style:style>
    <style:style style:name="ce14" style:family="table-cell" style:parent-style-name="Default">
      <style:table-cell-properties fo:border-bottom="0.74pt solid #000000" fo:background-color="#dee6ef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Hair Funk’d Website</text:p>
          </table:table-cell>
          <table:table-cell table:style-name="ce1"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Example Sites:</text:p>
          </table:table-cell>
          <table:table-cell table:style-name="ce3" table:number-columns-repeated="3"/>
          <table:table-cell table:style-name="ce4"/>
        </table:table-row>
        <table:table-row table:style-name="ro1">
          <table:table-cell table:number-columns-repeated="2"/>
          <table:table-cell table:style-name="ce7" office:value-type="string" calcext:value-type="string">
            <text:p>Good booking system:</text:p>
          </table:table-cell>
          <table:table-cell office:value-type="string" calcext:value-type="string">
            <text:p>http://betterdayhairbeauty.gettimely.com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https://petershamhairco.com.au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/>
          <table:table-cell table:style-name="ce11"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Good styling: </text:p>
          </table:table-cell>
          <table:table-cell office:value-type="string" calcext:value-type="string">
            <text:p>https://sloans.com.au/?gclid=Cj0KCQjw5auGBhDEARIsAFyNm9E4lV7Dh3luXDOs4QEyJEcY8wUmCyXREfdiOTVk3UALSJf0-JbqSY0aAkIJEALw_wcB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 office:value-type="string" calcext:value-type="string">
            <text:p>https://headcasehair.com.au/?gclid=Cj0KCQjw5auGBhDEARIsAFyNm9H7YhI-2cbAUz3YBD9MZcynl6w3Jb3UCpcO5N8MHf6hVlLTGElbkmwaAqF_EALw_wcB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/>
          <table:table-cell table:style-name="ce11"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Transparency:</text:p>
          </table:table-cell>
          <table:table-cell office:value-type="string" calcext:value-type="string">
            <text:p>https://www.peachhaircoogee.com.au/#comp-jxct0khy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/>
          <table:table-cell table:style-name="ce11"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Covid safe</text:p>
          </table:table-cell>
          <table:table-cell office:value-type="string" calcext:value-type="string">
            <text:p>https://www.emmadeansalon.com.au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/>
          <table:table-cell table:style-name="ce11"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Instagram integrated</text:p>
          </table:table-cell>
          <table:table-cell office:value-type="string" calcext:value-type="string">
            <text:p>https://www.fuchshair.com.au/</text:p>
          </table:table-cell>
          <table:table-cell table:number-columns-repeated="3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Booking software</text:p>
          </table:table-cell>
          <table:table-cell table:style-name="ce12" office:value-type="string" calcext:value-type="string">
            <text:p>Cost p/week</text:p>
          </table:table-cell>
          <table:table-cell table:style-name="ce12"/>
          <table:table-cell table:style-name="ce12" office:value-type="string" calcext:value-type="string">
            <text:p>Site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Baxus</text:p>
          </table:table-cell>
          <table:table-cell office:value-type="string" calcext:value-type="string">
            <text:p>$4 / staff member</text:p>
          </table:table-cell>
          <table:table-cell/>
          <table:table-cell office:value-type="string" calcext:value-type="string">
            <text:p>https://www.baxus.com/what-it-does/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14:06:39.4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8T10:21:46.058000000</meta:creation-date>
    <dc:date>2021-06-18T14:09:40.200000000</dc:date>
    <meta:editing-duration>PT52M48S</meta:editing-duration>
    <meta:editing-cycles>3</meta:editing-cycles>
    <meta:generator>LibreOffice/7.1.3.2$Windows_X86_64 LibreOffice_project/47f78053abe362b9384784d31a6e56f8511eb1c1</meta:generator>
    <meta:document-statistic meta:table-count="1" meta:cell-count="20" meta:object-count="0"/>
  </office:meta>
</office:document-meta>
</file>